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19000000FC599BE2DD.png"/>
  <manifest:file-entry manifest:media-type="image/png" manifest:full-path="Pictures/1000020100000117000000F67AD81ADA.png"/>
  <manifest:file-entry manifest:media-type="image/png" manifest:full-path="Pictures/100002010000024A0000009C36697255.png"/>
  <manifest:file-entry manifest:media-type="image/png" manifest:full-path="Pictures/1000020100000115000000F8213590DD.png"/>
  <manifest:file-entry manifest:media-type="image/png" manifest:full-path="Pictures/1000020100000116000000F6C78B5E6B.png"/>
  <manifest:file-entry manifest:media-type="image/png" manifest:full-path="Pictures/100002010000024A0000009C2F673C19.png"/>
  <manifest:file-entry manifest:media-type="image/png" manifest:full-path="Pictures/100002010000024A0000009C92536B6F.png"/>
  <manifest:file-entry manifest:media-type="image/png" manifest:full-path="Pictures/100002010000024A0000009C110EB0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41cm" svg:height="3.987cm" svg:x="0.647cm" svg:y="0.494cm">
          <draw:image xlink:href="Pictures/1000020100000116000000F6C78B5E6B.png" xlink:type="simple" xlink:show="embed" xlink:actuate="onLoad">
            <text:p/>
          </draw:image>
        </draw:frame>
        <draw:frame draw:style-name="gr1" draw:text-style-name="P1" draw:layer="layout" svg:width="11.68cm" svg:height="2.528cm" svg:x="7.245cm" svg:y="1.222cm">
          <draw:image xlink:href="Pictures/100002010000024A0000009C2F673C19.png" xlink:type="simple" xlink:show="embed" xlink:actuate="onLoad">
            <text:p/>
          </draw:image>
        </draw:frame>
        <draw:frame draw:style-name="gr1" draw:text-style-name="P1" draw:layer="layout" svg:width="5.522cm" svg:height="4.019cm" svg:x="0.913cm" svg:y="4.481cm">
          <draw:image xlink:href="Pictures/1000020100000115000000F8213590DD.png" xlink:type="simple" xlink:show="embed" xlink:actuate="onLoad">
            <text:p/>
          </draw:image>
        </draw:frame>
        <draw:frame draw:style-name="gr1" draw:text-style-name="P1" draw:layer="layout" svg:width="11.682cm" svg:height="2.528cm" svg:x="7.318cm" svg:y="5.017cm">
          <draw:image xlink:href="Pictures/100002010000024A0000009C36697255.png" xlink:type="simple" xlink:show="embed" xlink:actuate="onLoad">
            <text:p/>
          </draw:image>
        </draw:frame>
        <draw:frame draw:style-name="gr1" draw:text-style-name="P1" draw:layer="layout" svg:width="5.968cm" svg:height="4.121cm" svg:x="0.5cm" svg:y="8.835cm">
          <draw:image xlink:href="Pictures/1000020100000119000000FC599BE2DD.png" xlink:type="simple" xlink:show="embed" xlink:actuate="onLoad">
            <text:p/>
          </draw:image>
        </draw:frame>
        <draw:frame draw:style-name="gr1" draw:text-style-name="P1" draw:layer="layout" svg:width="11.5cm" svg:height="2.55cm" svg:x="7.5cm" svg:y="9.45cm">
          <draw:image xlink:href="Pictures/100002010000024A0000009C110EB0DA.png" xlink:type="simple" xlink:show="embed" xlink:actuate="onLoad">
            <text:p/>
          </draw:image>
        </draw:frame>
        <draw:frame draw:style-name="gr1" draw:text-style-name="P1" draw:layer="layout" svg:width="5.925cm" svg:height="4.022cm" svg:x="0.812cm" svg:y="12.978cm">
          <draw:image xlink:href="Pictures/1000020100000117000000F67AD81ADA.png" xlink:type="simple" xlink:show="embed" xlink:actuate="onLoad">
            <text:p/>
          </draw:image>
        </draw:frame>
        <draw:frame draw:style-name="gr1" draw:text-style-name="P1" draw:layer="layout" svg:width="11.583cm" svg:height="2.551cm" svg:x="7.5cm" svg:y="13.57cm">
          <draw:image xlink:href="Pictures/100002010000024A0000009C92536B6F.png" xlink:type="simple" xlink:show="embed" xlink:actuate="onLoad">
            <text:p/>
          </draw:image>
        </draw:frame>
        <draw:custom-shape draw:style-name="gr2" draw:text-style-name="P1" draw:layer="layout" svg:width="7cm" svg:height="1cm" svg:x="19.5cm" svg:y="2.5cm">
          <text:p text:style-name="P1">(a) Original dimensions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19.5cm" svg:y="6cm">
          <text:p text:style-name="P1">(b) Sub-manifold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9.5cm" svg:y="4.5cm">
          <text:p text:style-name="P1">PC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cm" svg:x="19.5cm" svg:y="11cm">
          <text:p text:style-name="P1">(c) Sparse-manifold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22.53cm" svg:y="9cm">
          <text:p text:style-name="P1">SPC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19.5cm" svg:y="14.5cm">
          <text:p text:style-name="P1">(d) Structured sparse </text:p>
          <text:p text:style-name="P1">manifold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23.5cm" svg:y="13cm">
          <text:p text:style-name="P1">SSPC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cm" svg:y1="3.5cm" svg:x2="21cm" svg:y2="4.5cm">
          <text:p/>
        </draw:line>
        <draw:line draw:style-name="gr3" draw:text-style-name="P1" draw:layer="layout" svg:x1="21cm" svg:y1="5.5cm" svg:x2="21cm" svg:y2="6cm">
          <text:p/>
        </draw:line>
        <draw:line draw:style-name="gr3" draw:text-style-name="P1" draw:layer="layout" svg:x1="25cm" svg:y1="3.5cm" svg:x2="25cm" svg:y2="9cm">
          <text:p/>
        </draw:line>
        <draw:line draw:style-name="gr3" draw:text-style-name="P1" draw:layer="layout" svg:x1="25cm" svg:y1="10cm" svg:x2="25cm" svg:y2="11cm">
          <text:p/>
        </draw:line>
        <draw:line draw:style-name="gr3" draw:text-style-name="P1" draw:layer="layout" svg:x1="26cm" svg:y1="3.5cm" svg:x2="26cm" svg:y2="13cm">
          <text:p/>
        </draw:line>
        <draw:line draw:style-name="gr3" draw:text-style-name="P1" draw:layer="layout" svg:x1="26cm" svg:y1="14cm" svg:x2="26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hish Gupta</meta:initial-creator>
    <meta:creation-date>2012-04-20T16:52:22</meta:creation-date>
    <dc:date>2012-04-20T17:37:46</dc:date>
    <dc:creator>Ashish Gupta</dc:creator>
    <meta:editing-duration>PT00H00M00S</meta:editing-duration>
    <meta:editing-cycles>1</meta:editing-cycles>
    <meta:document-statistic meta:object-count="21"/>
    <meta:generator>OpenOffice.org/3.2$Unix OpenOffice.org_project/320m12$Build-9483</meta:generator>
  </office:meta>
</office:document-meta>
</file>